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ClientSockJsSession.setBinaryMessageSizeLimit( int messageSizeLi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lientSockJsSessionTests.handleFrame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lientSockJsSessionTests.timeoutTas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ientSockJsSessionTests.handleFrameMessageWithBad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lientSockJsSessionTests.handleFrame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lientSockJsSessionTests.handleFrameOp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estClientSockJsSession.getBinaryMessageSizeLi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SockJsSessionTests.s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ClientSockJsSession.getExten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lientSockJsSession.TestClientSockJsSession( TransportRequest request , WebSocketHandler handler , CompletableFuture &lt; WebSocketSession &gt; connectFutu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SockJsSessionTests.handleFrameOpenWhenStatusNotN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lientSockJsSessionTests.closeWithNull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ClientSockJsSession.sendInternal( TextMessage text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lientSockJsSession.setTextMessageSizeLimit( int messageSizeLi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lientSockJsSessionTests.handleTransport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lientSockJsSessionTests.handleFrameOpenWithWebSocketHandler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ClientSockJsSession.disconnect( CloseStatus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SockJsSessionTests.handleFrameMessageWhenNotOp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SockJsSessionTests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stClientSockJsSession.getLocal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SockJsSession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lientSockJsSessionTests.handleFrameMessageWithWebSocketHandler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lientSockJsSessionTests.afterTransportClo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stClientSockJsSession.getRemote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lientSockJsSession.getTextMessageSizeLi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SockJsSessionTests.closeWithStatusOutOfR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lientSockJsSessionTests.closeWith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ClientSockJsSession.getAcceptedProtoc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